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A0000026382A85111.png" manifest:media-type="image/png"/>
  <manifest:file-entry manifest:full-path="Pictures/1000000100000137000002DE79CEDBCF.png" manifest:media-type="image/png"/>
  <manifest:file-entry manifest:full-path="Pictures/100000010000026E000001BC94314D9B.png" manifest:media-type="image/png"/>
  <manifest:file-entry manifest:full-path="Pictures/100000010000026A000003381710E310.png" manifest:media-type="image/png"/>
  <manifest:file-entry manifest:full-path="Pictures/100000010000026E000001C0B59FC1E9.png" manifest:media-type="image/png"/>
  <manifest:file-entry manifest:full-path="Pictures/1000000100000262000001A8E1CA5BF6.png" manifest:media-type="image/png"/>
  <manifest:file-entry manifest:full-path="Pictures/1000000100000271000001AEB8E33854.png" manifest:media-type="image/png"/>
  <manifest:file-entry manifest:full-path="Pictures/100000010000026A000001B473D7BBCA.png" manifest:media-type="image/png"/>
  <manifest:file-entry manifest:full-path="Pictures/1000000100000268000001B59051B842.png" manifest:media-type="image/png"/>
  <manifest:file-entry manifest:full-path="Pictures/1000000100000263000001E883020AC7.png" manifest:media-type="image/png"/>
  <manifest:file-entry manifest:full-path="Pictures/1000000100000266000001CD1B0026C8.png" manifest:media-type="image/png"/>
  <manifest:file-entry manifest:full-path="Pictures/10000001000002E7000002FAA2A05976.png" manifest:media-type="image/png"/>
  <manifest:file-entry manifest:full-path="Pictures/10000001000002BF0000029F6303EA3D.png" manifest:media-type="image/png"/>
  <manifest:file-entry manifest:full-path="Pictures/10000001000002BD000002FE2EFB09CB.png" manifest:media-type="image/png"/>
  <manifest:file-entry manifest:full-path="Pictures/10000001000002AB000002E2B4AE9E0A.png" manifest:media-type="image/png"/>
  <manifest:file-entry manifest:full-path="Pictures/1000000100000275000002E6BF727351.png" manifest:media-type="image/png"/>
  <manifest:file-entry manifest:full-path="Pictures/1000000100000284000002F9629D90AB.png" manifest:media-type="image/png"/>
  <manifest:file-entry manifest:full-path="Pictures/1000000100000131000002E762046D7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language="en" fo:country="US" officeooo:rsid="00091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2.074cm" svg:y="-0.794cm" svg:width="13.734cm" svg:height="13.349cm" draw:z-index="0"><draw:image xlink:href="Pictures/100000010000027A0000026382A85111.png" xlink:type="simple" xlink:show="embed" xlink:actuate="onLoad" draw:mime-type="image/png"/></draw:frame><draw:frame draw:style-name="fr1" draw:name="Изображение2" text:anchor-type="char" svg:x="3.373cm" svg:y="13.03cm" svg:width="10.705cm" svg:height="14.076cm" draw:z-index="1"><draw:image xlink:href="Pictures/100000010000026A000003381710E310.png" xlink:type="simple" xlink:show="embed" xlink:actuate="onLoad" draw:mime-type="image/png"/></draw:frame></text:p>
      <text:p text:style-name="P1"><draw:frame draw:style-name="fr2" draw:name="Изображение4" text:anchor-type="paragraph" svg:x="1.808cm" svg:y="8.453cm" svg:width="12.55cm" svg:height="8.005cm" draw:z-index="3"><draw:image xlink:href="Pictures/100000010000026E000001C0B59FC1E9.png" xlink:type="simple" xlink:show="embed" xlink:actuate="onLoad" draw:mime-type="image/png"/></draw:frame><draw:frame draw:style-name="fr3" draw:name="Изображение3" text:anchor-type="char" svg:x="1.612cm" svg:y="-0.34cm" svg:width="13.116cm" svg:height="8.177cm" draw:z-index="2"><draw:image xlink:href="Pictures/100000010000026A000001B473D7BBCA.png" xlink:type="simple" xlink:show="embed" xlink:actuate="onLoad" draw:mime-type="image/png"/></draw:frame><draw:frame draw:style-name="fr4" draw:name="Изображение5" text:anchor-type="char" svg:x="2.475cm" svg:y="17.441cm" svg:width="11.518cm" svg:height="8.156cm" draw:z-index="4"><draw:image xlink:href="Pictures/100000010000026E000001BC94314D9B.png" xlink:type="simple" xlink:show="embed" xlink:actuate="onLoad" draw:mime-type="image/png"/></draw:frame></text:p>
      <text:p text:style-name="P1"><draw:frame draw:style-name="fr5" draw:name="Изображение6" text:anchor-type="char" svg:width="13.028cm" svg:height="8.41cm" draw:z-index="5"><draw:image xlink:href="Pictures/1000000100000268000001B59051B842.png" xlink:type="simple" xlink:show="embed" xlink:actuate="onLoad" draw:mime-type="image/png"/></draw:frame><draw:frame draw:style-name="fr1" draw:name="Изображение7" text:anchor-type="char" svg:x="2.63cm" svg:y="9.343cm" svg:width="12.37cm" svg:height="7.417cm" draw:z-index="6"><draw:image xlink:href="Pictures/1000000100000262000001A8E1CA5BF6.png" xlink:type="simple" xlink:show="embed" xlink:actuate="onLoad" draw:mime-type="image/png"/></draw:frame><draw:frame draw:style-name="fr1" draw:name="Изображение8" text:anchor-type="char" svg:x="2.439cm" svg:y="17.272cm" svg:width="12.982cm" svg:height="8.643cm" draw:z-index="7"><draw:image xlink:href="Pictures/1000000100000271000001AEB8E33854.png" xlink:type="simple" xlink:show="embed" xlink:actuate="onLoad" draw:mime-type="image/png"/></draw:frame></text:p>
      <text:p text:style-name="P1"><draw:frame draw:style-name="fr5" draw:name="Изображение9" text:anchor-type="char" svg:width="11.566cm" svg:height="7.978cm" draw:z-index="8"><draw:image xlink:href="Pictures/1000000100000263000001E883020AC7.png" xlink:type="simple" xlink:show="embed" xlink:actuate="onLoad" draw:mime-type="image/png"/></draw:frame><draw:frame draw:style-name="fr1" draw:name="Изображение10" text:anchor-type="char" svg:x="3.108cm" svg:y="8.089cm" svg:width="11.255cm" svg:height="7.22cm" draw:z-index="9"><draw:image xlink:href="Pictures/1000000100000266000001CD1B0026C8.png" xlink:type="simple" xlink:show="embed" xlink:actuate="onLoad" draw:mime-type="image/png"/></draw:frame><draw:frame draw:style-name="fr1" draw:name="Изображение11" text:anchor-type="char" svg:x="3.627cm" svg:y="15.729cm" svg:width="10.458cm" svg:height="10.195cm" draw:z-index="10"><draw:image xlink:href="Pictures/10000001000002E7000002FAA2A05976.png" xlink:type="simple" xlink:show="embed" xlink:actuate="onLoad" draw:mime-type="image/png"/></draw:frame></text:p>
      <text:p text:style-name="P1"><draw:frame draw:style-name="fr5" draw:name="Изображение12" text:anchor-type="char" svg:width="14.771cm" svg:height="11.926cm" draw:z-index="11"><draw:image xlink:href="Pictures/10000001000002BF0000029F6303EA3D.png" xlink:type="simple" xlink:show="embed" xlink:actuate="onLoad" draw:mime-type="image/png"/></draw:frame><draw:frame draw:style-name="fr1" draw:name="Изображение13" text:anchor-type="char" svg:x="1.783cm" svg:y="12.111cm" svg:width="14.162cm" svg:height="14.734cm" draw:z-index="12"><draw:image xlink:href="Pictures/10000001000002BD000002FE2EFB09CB.png" xlink:type="simple" xlink:show="embed" xlink:actuate="onLoad" draw:mime-type="image/png"/></draw:frame></text:p>
      <text:p text:style-name="P1"><draw:frame draw:style-name="fr1" draw:name="Изображение14" text:anchor-type="char" svg:x="1.18cm" svg:y="-1.147cm" svg:width="14.238cm" svg:height="13.487cm" draw:z-index="16"><draw:image xlink:href="Pictures/10000001000002AB000002E2B4AE9E0A.png" xlink:type="simple" xlink:show="embed" xlink:actuate="onLoad" draw:mime-type="image/png"/></draw:frame><draw:frame draw:style-name="fr1" draw:name="Изображение15" text:anchor-type="char" svg:x="2.15cm" svg:y="12.735cm" svg:width="12.472cm" svg:height="14.245cm" draw:z-index="17"><draw:image xlink:href="Pictures/1000000100000275000002E6BF727351.png" xlink:type="simple" xlink:show="embed" xlink:actuate="onLoad" draw:mime-type="image/png"/></draw:frame></text:p>
      <text:p text:style-name="P1"><draw:frame draw:style-name="fr6" draw:name="Изображение16" text:anchor-type="char" svg:width="17cm" svg:height="20.087cm" draw:z-index="13"><draw:image xlink:href="Pictures/1000000100000284000002F9629D90AB.png" xlink:type="simple" xlink:show="embed" xlink:actuate="onLoad" draw:mime-type="image/png"/></draw:frame></text:p>
      <text:p text:style-name="P2"><draw:frame draw:style-name="fr1" draw:name="Изображение17" text:anchor-type="char" svg:x="0.63cm" svg:y="0cm" svg:width="8.07cm" svg:height="19.66cm" draw:z-index="14"><draw:image xlink:href="Pictures/1000000100000131000002E762046D72.png" xlink:type="simple" xlink:show="embed" xlink:actuate="onLoad" draw:mime-type="image/png"/></draw:frame><draw:frame draw:style-name="fr1" draw:name="Изображение18" text:anchor-type="char" svg:x="9.105cm" svg:y="0.238cm" svg:width="8.229cm" svg:height="19.422cm" draw:z-index="15"><draw:image xlink:href="Pictures/1000000100000137000002DE79CEDB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09:26:54.180123200</meta:creation-date>
    <dc:date>2026-03-24T09:54:21.272809100</dc:date>
    <meta:editing-duration>PT1M14S</meta:editing-duration>
    <meta:editing-cycles>1</meta:editing-cycles>
    <meta:document-statistic meta:table-count="0" meta:image-count="18" meta:object-count="0" meta:page-count="8" meta:paragraph-count="0" meta:word-count="0" meta:character-count="0" meta:non-whitespace-character-count="0"/>
    <meta:generator>LibreOffice/25.8.5.2$Windows_X86_64 LibreOffice_project/9c8b85f387cc00a89945a79c9e6239f32e450ac2</meta:generator>
  </office:meta>
</office:document-meta>
</file>